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1979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6979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 fo:text-align="center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background-color="#D9D9D9"/>
    </style:style>
    <style:style style:name="T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" style:parent-style-name="Normal" style:family="paragraph">
      <style:paragraph-properties fo:text-align="center"/>
    </style:style>
    <style:style style:name="T1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4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5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6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18" style:family="table-column">
      <style:table-column-properties style:column-width="6.6937in"/>
    </style:style>
    <style:style style:name="Table17" style:family="table">
      <style:table-properties style:width="6.6937in" fo:margin-left="0in" table:align="center"/>
    </style:style>
    <style:style style:name="TableRow19" style:family="table-row">
      <style:table-row-properties style:min-row-height="0.3368in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3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2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25" style:family="table-row">
      <style:table-row-properties style:min-row-height="0.6305in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9" style:parent-style-name="NormalWeb" style:family="paragraph">
      <style:paragraph-properties fo:text-align="justify" fo:margin-top="0in" fo:margin-bottom="0in"/>
    </style:style>
    <style:style style:name="T3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8" style:parent-style-name="NormalWeb" style:family="paragraph">
      <style:paragraph-properties fo:text-align="justify" fo:margin-top="0in" fo:margin-bottom="0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39" style:family="table-row">
      <style:table-row-properties style:min-row-height="0.5993in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Textoindependiente2" style:family="paragraph">
      <style:text-properties style:font-name="Arial" style:font-name-complex="Arial" fo:font-size="10pt" style:font-size-asian="10pt"/>
    </style:style>
    <style:style style:name="P42" style:parent-style-name="Textoindependiente2" style:family="paragraph">
      <style:text-properties style:font-name="Arial" style:font-name-complex="Arial" fo:font-size="10pt" style:font-size-asian="10pt"/>
    </style:style>
    <style:style style:name="P43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  <style:text-properties style:font-name="Arial" style:font-name-complex="Arial" style:font-style-complex="italic" fo:font-size="10pt" style:font-size-asian="10pt" style:font-size-complex="10pt"/>
    </style:style>
    <style:style style:name="P44" style:parent-style-name="Textoindependiente2" style:family="paragraph">
      <style:text-properties style:font-name="Arial" style:font-name-complex="Arial" fo:font-size="10pt" style:font-size-asian="10pt"/>
    </style:style>
    <style:style style:name="P45" style:parent-style-name="NormalWeb" style:family="paragraph">
      <style:paragraph-properties fo:text-align="justify" fo:margin-top="0in" fo:margin-bottom="0in"/>
    </style:style>
    <style:style style:name="T4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6" style:parent-style-name="NormalWeb" style:family="paragraph">
      <style:paragraph-properties fo:text-align="justify" fo:margin-top="0in" fo:margin-bottom="0in"/>
      <style:text-properties style:font-name="Arial" style:font-name-complex="Arial" fo:font-size="10pt" style:font-size-asian="10pt" style:font-size-complex="10pt"/>
    </style:style>
    <style:style style:name="TableRow57" style:family="table-row">
      <style:table-row-properties style:min-row-height="0.343in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0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61" style:parent-style-name="Normal" style:family="paragraph">
      <style:paragraph-properties fo:text-align="justify"/>
    </style:style>
    <style:style style:name="T6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4" style:parent-style-name="Normal" style:family="paragraph">
      <style:paragraph-properties style:text-autospace="none" fo:text-align="justify" fo:margin-top="0.0416in" fo:margin-bottom="0.0416in"/>
    </style:style>
    <style:style style:name="T6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4" style:parent-style-name="Normal" style:family="paragraph">
      <style:paragraph-properties style:text-autospace="none" fo:text-align="justify" fo:margin-top="0.0416in" fo:margin-bottom="0.0416in"/>
    </style:style>
    <style:style style:name="T7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8" style:parent-style-name="Normal" style:family="paragraph">
      <style:paragraph-properties style:text-autospace="none" fo:text-align="justify" fo:margin-top="0.0416in" fo:margin-bottom="0.0416in"/>
    </style:style>
    <style:style style:name="T7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6" style:parent-style-name="Normal" style:family="paragraph">
      <style:paragraph-properties style:text-autospace="none" fo:text-align="justify" fo:margin-top="0.0416in" fo:margin-bottom="0.0416in"/>
    </style:style>
    <style:style style:name="T8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6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size="10pt" style:font-size-asian="10pt" style:font-size-complex="10pt"/>
    </style:style>
    <style:style style:name="P97" style:parent-style-name="Normal" style:family="paragraph">
      <style:paragraph-properties style:text-autospace="none" fo:text-align="justify" fo:margin-top="0.0416in" fo:margin-bottom="0.0416in"/>
    </style:style>
    <style:style style:name="T9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00" style:parent-style-name="Normal" style:family="paragraph">
      <style:paragraph-properties style:text-autospace="none" fo:text-align="justify" fo:margin-top="0.0416in" fo:margin-bottom="0.0416in"/>
    </style:style>
    <style:style style:name="T10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11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size="10pt" style:font-size-asian="10pt" style:font-size-complex="10pt"/>
    </style:style>
    <style:style style:name="P112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/>
    </style:style>
    <style:style style:name="P113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14" style:family="table-row">
      <style:table-row-properties style:min-row-height="0.393in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1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18" style:parent-style-name="NormalWeb" style:family="paragraph">
      <style:paragraph-properties fo:text-align="justify" fo:margin-top="0in" fo:margin-bottom="0in"/>
    </style:style>
    <style:style style:name="T1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2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23" style:parent-style-name="NormalWeb" style:family="paragraph">
      <style:paragraph-properties fo:text-align="justify" fo:margin-top="0in" fo:margin-bottom="0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24" style:family="table-row">
      <style:table-row-properties style:min-row-height="0.5805in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8" style:parent-style-name="NormalWeb" style:family="paragraph">
      <style:paragraph-properties fo:text-align="justify" fo:margin-top="0in" fo:margin-bottom="0in"/>
    </style:style>
    <style:style style:name="T12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35" style:parent-style-name="NormalWeb" style:family="paragraph">
      <style:paragraph-properties fo:text-align="justify" fo:margin-top="0in" fo:margin-bottom="0in" fo:margin-left="0.2208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36" style:family="table-row">
      <style:table-row-properties style:min-row-height="0.118in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Textoindependiente2" style:family="paragraph">
      <style:text-properties style:font-name="Arial" style:font-name-complex="Arial" fo:font-size="10pt" style:font-size-asian="10pt"/>
    </style:style>
    <style:style style:name="P139" style:parent-style-name="Textoindependiente2" style:family="paragraph">
      <style:text-properties style:font-name="Arial" style:font-name-complex="Arial" fo:font-size="10pt" style:font-size-asian="10pt"/>
    </style:style>
    <style:style style:name="P140" style:parent-style-name="Normal" style:family="paragraph">
      <style:paragraph-properties fo:text-align="justify"/>
    </style:style>
    <style:style style:name="T141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P14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Row143" style:family="table-row">
      <style:table-row-properties style:min-row-height="0.0416in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4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47" style:parent-style-name="Párrafodelista" style:family="paragraph">
      <style:paragraph-properties fo:text-align="justify" fo:margin-bottom="0in" fo:line-height="100%" fo:margin-left="0in" fo:background-color="#FFFFFF">
        <style:tab-stops/>
      </style:paragraph-properties>
    </style:style>
    <style:style style:name="T148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P149" style:parent-style-name="Párrafodelista" style:family="paragraph">
      <style:paragraph-properties fo:text-align="justify" fo:margin-bottom="0in" fo:line-height="100%" fo:margin-left="0in" fo:background-color="#FFFFFF">
        <style:tab-stops/>
      </style:paragraph-properties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ableRow150" style:family="table-row">
      <style:table-row-properties style:min-row-height="1.1805in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Textoindependiente2" style:family="paragraph">
      <style:text-properties style:font-name="Arial" style:font-name-complex="Arial" fo:font-size="10pt" style:font-size-asian="10pt"/>
    </style:style>
    <style:style style:name="P153" style:parent-style-name="Textoindependiente2" style:family="paragraph">
      <style:text-properties style:font-name="Arial" style:font-name-complex="Arial" fo:font-size="10pt" style:font-size-asian="10pt"/>
    </style:style>
    <style:style style:name="P154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</style:style>
    <style:style style:name="T155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56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P157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  <style:text-properties style:font-name="Arial" style:font-name-complex="Arial" style:font-style-complex="italic" fo:font-size="10pt" style:font-size-asian="10pt" style:font-size-complex="10pt"/>
    </style:style>
    <style:style style:name="P158" style:parent-style-name="Normal" style:family="paragraph">
      <style:paragraph-properties fo:text-align="justify">
        <style:tab-stops>
          <style:tab-stop style:type="left" style:position="0.25in"/>
          <style:tab-stop style:type="left" style:position="0.4923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</style:style>
    <style:style style:name="T15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60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161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16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63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16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65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16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67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16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69" style:parent-style-name="Normal" style:family="paragraph">
      <style:paragraph-properties fo:text-align="justify" fo:margin-left="0.2208in">
        <style:tab-stops>
          <style:tab-stop style:type="left" style:position="0.0291in"/>
          <style:tab-stop style:type="left" style:position="0.2715in"/>
          <style:tab-stop style:type="left" style:position="0.4791in"/>
          <style:tab-stop style:type="left" style:position="0.9791in"/>
          <style:tab-stop style:type="left" style:position="1.4791in"/>
          <style:tab-stop style:type="left" style:position="1.9791in"/>
          <style:tab-stop style:type="left" style:position="2.4791in"/>
          <style:tab-stop style:type="left" style:position="2.9791in"/>
          <style:tab-stop style:type="left" style:position="3.4791in"/>
          <style:tab-stop style:type="left" style:position="3.9791in"/>
          <style:tab-stop style:type="left" style:position="4.4791in"/>
        </style:tab-stops>
      </style:paragraph-properties>
    </style:style>
    <style:style style:name="T17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71" style:parent-style-name="Fuentedepárrafopredeter." style:family="text">
      <style:text-properties style:font-name="Arial" style:font-name-complex="Arial" fo:color="#008000" fo:font-size="10pt" style:font-size-asian="10pt" style:font-size-complex="10pt"/>
    </style:style>
    <style:style style:name="TableRow172" style:family="table-row">
      <style:table-row-properties style:min-row-height="1.1805in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Textoindependiente2" style:family="paragraph">
      <style:text-properties style:font-name="Arial" style:font-name-complex="Arial" fo:font-size="10pt" style:font-size-asian="10pt"/>
    </style:style>
    <style:style style:name="P175" style:parent-style-name="Textoindependiente2" style:family="paragraph">
      <style:text-properties style:font-name="Arial" style:font-name-complex="Arial" fo:font-size="10pt" style:font-size-asian="10pt"/>
    </style:style>
    <style:style style:name="T176" style:parent-style-name="Fuentedepárrafopredeter." style:family="text">
      <style:text-properties style:font-name="Arial" style:font-name-complex="Arial" fo:font-weight="normal" style:font-weight-asian="normal" fo:font-size="10pt" style:font-size-asian="10pt"/>
    </style:style>
    <style:style style:name="T177" style:parent-style-name="Fuentedepárrafopredeter." style:family="text">
      <style:text-properties style:font-name="Arial" style:font-name-complex="Arial" fo:font-weight="normal" style:font-weight-asian="normal" fo:font-size="10pt" style:font-size-asian="10pt"/>
    </style:style>
    <style:style style:name="T178" style:parent-style-name="Fuentedepárrafopredeter." style:family="text">
      <style:text-properties style:font-name="Arial" style:font-name-complex="Arial" fo:font-weight="normal" style:font-weight-asian="normal" fo:font-size="10pt" style:font-size-asian="10pt"/>
    </style:style>
    <style:style style:name="T179" style:parent-style-name="Fuentedepárrafopredeter." style:family="text">
      <style:text-properties style:font-name="Arial" style:font-name-complex="Arial" fo:font-weight="normal" style:font-weight-asian="normal" fo:font-size="10pt" style:font-size-asian="10pt"/>
    </style:style>
    <style:style style:name="T180" style:parent-style-name="Fuentedepárrafopredeter." style:family="text">
      <style:text-properties style:font-name="Arial" style:font-name-complex="Arial" fo:font-weight="normal" style:font-weight-asian="normal" fo:font-size="10pt" style:font-size-asian="10pt"/>
    </style:style>
    <style:style style:name="T181" style:parent-style-name="Fuentedepárrafopredeter." style:family="text">
      <style:text-properties style:font-name="Arial" style:font-name-complex="Arial" fo:font-weight="normal" style:font-weight-asian="normal" fo:font-size="10pt" style:font-size-asian="10pt"/>
    </style:style>
    <style:style style:name="T182" style:parent-style-name="Fuentedepárrafopredeter." style:family="text">
      <style:text-properties style:font-name="Arial" style:font-name-complex="Arial" fo:font-weight="normal" style:font-weight-asian="normal" fo:font-size="10pt" style:font-size-asian="10pt"/>
    </style:style>
    <style:style style:name="T183" style:parent-style-name="Fuentedepárrafopredeter." style:family="text">
      <style:text-properties style:font-name="Arial" style:font-name-complex="Arial" fo:font-weight="normal" style:font-weight-asian="normal" fo:font-size="10pt" style:font-size-asian="10pt"/>
    </style:style>
    <style:style style:name="T184" style:parent-style-name="Fuentedepárrafopredeter." style:family="text">
      <style:text-properties style:font-name="Arial" style:font-name-complex="Arial" fo:font-weight="normal" style:font-weight-asian="normal" fo:font-size="10pt" style:font-size-asian="10pt"/>
    </style:style>
    <style:style style:name="P185" style:parent-style-name="Textoindependiente2" style:family="paragraph">
      <style:text-properties style:font-name="Arial" style:font-name-complex="Arial" fo:font-weight="normal" style:font-weight-asian="normal" fo:font-size="10pt" style:font-size-asian="10pt"/>
    </style:style>
    <style:style style:name="P186" style:parent-style-name="Textoindependiente2" style:family="paragraph">
      <style:text-properties style:font-name="Arial" style:font-name-complex="Arial" fo:font-weight="normal" style:font-weight-asian="normal" fo:font-size="10pt" style:font-size-asian="10pt"/>
    </style:style>
    <style:style style:name="P187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>INFORMAÇÕES E DOCUMENTOS EXIGIDOS<text:s/>ANEXOS AO REQUERIMENTO<text:s/></text:p>
      <text:p text:style-name="P5"><text:span text:style-name="T6">ANEXO II, ITE</text:span><text:span text:style-name="T7">M</text:span><text:span text:style-name="T8"><text:s/>11 DO DECRETO 4.074/02</text:span><text:span text:style-name="T9"><text:s/>E ALTERADO PELO<text:s/></text:span><text:span text:style-name="T10">DEC. 5.981/06</text:span></text:p>
      <text:p text:style-name="P11"/>
      <text:p text:style-name="P12"><text:bookmark-start text:name="bmkTitulo"/><text:span text:style-name="T13">PRODUTO TÉCNICO EQUIVALENTE / PRODUTO FORMULADO A BASE DE PRODUTO TÉCNICO EQUIVALENTE</text:span><text:bookmark-end text:name="bmkTitulo"/></text:p>
      <text:p text:style-name="P14"/>
      <text:p text:style-name="P15">11. Anexos:</text:p>
      <text:p text:style-name="P16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11.1 Relatório Técnico<text:s/></text:p>
            <text:p text:style-name="P22"/>
            <text:p text:style-name="P23">Segue anexo<text:s/>relatório técnico.</text:p>
            <text:p text:style-name="P24"/>
          </table:table-cell>
        </table:table-row>
        <table:table-row table:style-name="TableRow25">
          <table:table-cell table:style-name="TableCell26">
            <text:p text:style-name="P27">11.2 Comprovante de que a empresa requerente está devidamente registrada nessa modalidade em órgão competente do Estado:</text:p>
            <text:p text:style-name="P28"/>
            <text:p text:style-name="P29"><text:span text:style-name="T30">A empresa<text:s/></text:span><text:bookmark-start text:name="bmkReqNome"/><text:span text:style-name="T31">Source/Name</text:span><text:bookmark-end text:name="bmkReqNome"/><text:span text:style-name="T32"><text:s/>está devidamente cadastrada</text:span><text:span text:style-name="T33"><text:s/>junto ao órgão SEAB/PR sob o nº</text:span><text:span text:style-name="T34"><text:s/></text:span><text:bookmark-start text:name="bmkReqCod"/><text:span text:style-name="T35">Source/Governmental registration code</text:span><text:bookmark-end text:name="bmkReqCod"/><text:span text:style-name="T36"><text:s/></text:span><text:span text:style-name="T37">conforme dados cadastrais da empresa junto à CGAA.</text:span></text:p>
            <text:p text:style-name="P38"/>
          </table:table-cell>
        </table:table-row>
        <table:table-row table:style-name="TableRow39">
          <table:table-cell table:style-name="TableCell40">
            <text:p text:style-name="P41">11.3 Idem, relativamente ao(s) fabricante(s) estabelecido(s) no País:</text:p>
            <text:p text:style-name="P42"/>
            <text:p text:style-name="P43"><text:bookmark-start text:name="bmkFabInter"/>Não se aplica. Trata-se de fabricante internacional.</text:p>
            <text:p text:style-name="P44"><text:bookmark-end text:name="bmkFabInter"/></text:p>
            <text:p text:style-name="P45"><text:bookmark-start text:name="bmkFabricantes"/><text:span text:style-name="T46">A empresa<text:s/></text:span><text:bookmark-start text:name="bmkFabNome"/><text:span text:style-name="T47">Source/Name</text:span><text:bookmark-end text:name="bmkFabNome"/><text:span text:style-name="T48"><text:s/>está devidamente cadastrada junto ao estado<text:s/></text:span><text:bookmark-start text:name="bmkFabEstado"/><text:span text:style-name="T49">Source/State</text:span><text:bookmark-end text:name="bmkFabEstado"/><text:span text:style-name="T50"><text:s/>sob o nº</text:span><text:span text:style-name="T51"><text:s/></text:span><text:bookmark-start text:name="bmkFabCod"/><text:span text:style-name="T52">Source/Governmental registration code</text:span><text:bookmark-end text:name="bmkFabCod"/><text:span text:style-name="T53"><text:s/></text:span><text:span text:style-name="T54">conforme dados cadastrais da empresa junto à CGA</text:span><text:span text:style-name="T55">A.</text:span></text:p>
            <text:p text:style-name="P56"><text:bookmark-end text:name="bmkFabricantes"/></text:p>
          </table:table-cell>
        </table:table-row>
        <table:table-row table:style-name="TableRow57">
          <table:table-cell table:style-name="TableCell58">
            <text:p text:style-name="P59">11.4 Idem, relativamente ao(s) formulador(es) estabelecido(s) no País:</text:p>
            <text:p text:style-name="P60"><text:bookmark-start text:name="bkmFormuladores"/></text:p>
            <text:p text:style-name="P61"><text:bookmark-start text:name="bkmFormBRNome"/><text:bookmark-start text:name="bkmFormuladorBr"/><text:span text:style-name="T62">Source/Name</text:span><text:bookmark-end text:name="bkmFormBRNome"/><text:span text:style-name="T63">.</text:span></text:p>
            <text:p text:style-name="P64"><text:span text:style-name="T65">A empresa<text:s/></text:span><text:bookmark-start text:name="bkmFormBrNome2"/><text:span text:style-name="T66">Source/Name</text:span><text:bookmark-end text:name="bkmFormBrNome2"/><text:span text:style-name="T67">,</text:span><text:span text:style-name="T68"><text:s/></text:span><text:span text:style-name="T69">está devidamente cadastrada junto ao órgão<text:s/></text:span><text:bookmark-start text:name="bkmFormBrOrgao"/><text:span text:style-name="T70">Source/Governmental registration Agency</text:span><text:bookmark-end text:name="bkmFormBrOrgao"/><text:span text:style-name="T71">, sob número<text:s/></text:span><text:bookmark-start text:name="bkmFormBrCodReg"/><text:span text:style-name="T72">Source/Governmental registration code</text:span><text:bookmark-end text:name="bkmFormBrCodReg"/><text:span text:style-name="T73">, conforme dados cadastrais da empresa junto à CGAA.</text:span></text:p>
            <text:p text:style-name="P74"><text:span text:style-name="T75">Declaração de formulador, emitida em<text:s/></text:span><text:bookmark-start text:name="bkmFormBrDataEmissao"/><text:span text:style-name="T76">Product/Formulated/Received document/Issue date</text:span><text:bookmark-end text:name="bkmFormBrDataEmissao"/><text:span text:style-name="T77">.</text:span></text:p>
            <text:p text:style-name="P78"><text:span text:style-name="T79">Cadastro Estadual junto à<text:s/></text:span><text:bookmark-start text:name="bkmFormBrOrgao2"/><text:span text:style-name="T80">Source/Governmental registration Agency</text:span><text:bookmark-end text:name="bkmFormBrOrgao2"/><text:span text:style-name="T81">, sob número<text:s/></text:span><text:bookmark-start text:name="bkmFormBrCodReg2"/><text:span text:style-name="T82">Source/Governmental registration code</text:span><text:bookmark-end text:name="bkmFormBrCodReg2"/><text:span text:style-name="T83">, emitido em<text:s/></text:span><text:bookmark-start text:name="bkmFormBrDataReg"/><text:span text:style-name="T84">Source/Governmental registration Date</text:span><text:bookmark-end text:name="bkmFormBrDataReg"/><text:span text:style-name="T85">.</text:span></text:p>
            <text:p text:style-name="P86"><text:span text:style-name="T87">Licença de Operação nº<text:s/></text:span><text:bookmark-start text:name="bkmFormBrCodReg3"/><text:span text:style-name="T88">Source/Enviromental licence</text:span><text:bookmark-end text:name="bkmFormBrCodReg3"/><text:span text:style-name="T89">, emitida pela</text:span><text:span text:style-name="T90"><text:s/></text:span><text:bookmark-start text:name="bkmFormBrNome3"/><text:span text:style-name="T91">Source/Name</text:span><text:bookmark-end text:name="bkmFormBrNome3"/><text:span text:style-name="T92">,</text:span><text:span text:style-name="T93"><text:s/>em<text:s/></text:span><text:bookmark-start text:name="bkmFormBRDataLicenca"/><text:span text:style-name="T94">Source/Environmental license Date</text:span><text:bookmark-end text:name="bkmFormBRDataLicenca"/><text:span text:style-name="T95">.</text:span></text:p>
            <text:p text:style-name="P96">Certificado de Regularidade do IBAMA – cópia simples extraída do site do IBAMA</text:p>
            <text:p text:style-name="P97"><text:bookmark-start text:name="bkmFormEstrNome"/><text:bookmark-start text:name="bkmFormuladorEstr"/><text:bookmark-end text:name="bkmFormuladorBr"/><text:span text:style-name="T98">Source/Name</text:span><text:bookmark-end text:name="bkmFormEstrNome"/><text:span text:style-name="T99">.</text:span></text:p>
            <text:p text:style-name="P100"><text:span text:style-name="T101">Segue anexa cópia autenticada</text:span><text:span text:style-name="T102">, com tradução juramentada,</text:span><text:span text:style-name="T103"><text:s/>da Declaração de Formulador</text:span><text:span text:style-name="T104"><text:s/>da empresa<text:s/></text:span><text:bookmark-start text:name="bkmFormEstrNome2"/><text:span text:style-name="T105">Source/Name</text:span><text:bookmark-end text:name="bkmFormEstrNome2"/><text:span text:style-name="T106"><text:s/></text:span><text:span text:style-name="T107">emitida<text:s/></text:span><text:span text:style-name="T108">em<text:s/></text:span><text:bookmark-start text:name="bkmFormEstrEmissao"/><text:span text:style-name="T109">Product/Formulated/Received document/Issue date</text:span><text:bookmark-end text:name="bkmFormEstrEmissao"/><text:span text:style-name="T110">.</text:span></text:p>
            <text:p text:style-name="P111">Cadastro Estadual, Licença de Operação e Certificado de Regularidade junto ao IBAMA:<text:s/>Não se aplica, trata-se de Formulador estrangeiro<text:bookmark-end text:name="bkmFormuladorEstr"/></text:p>
            <text:p text:style-name="P112"><text:bookmark-start text:name="bkmCursor"/></text:p>
            <text:p text:style-name="P113"><text:bookmark-end text:name="bkmFormuladores"/><text:bookmark-end text:name="bkmCursor"/></text:p>
          </table:table-cell>
        </table:table-row>
        <table:table-row table:style-name="TableRow114">
          <table:table-cell table:style-name="TableCell115">
            <text:p text:style-name="P116">11.5<text:s/>Documento comprobatório da condição de representante legal da empresa requerente:</text:p>
            <text:p text:style-name="P117"/>
            <text:p text:style-name="P118"><text:bookmark-start text:name="bmkRepNome"/><text:span text:style-name="T119">User/Name</text:span><text:bookmark-end text:name="bmkRepNome"/><text:span text:style-name="T120"><text:s/>é representante legal da empresa<text:s/></text:span><text:bookmark-start text:name="bmkReqNome2"/><text:span text:style-name="T121">Source/Name</text:span><text:bookmark-end text:name="bmkReqNome2"/><text:span text:style-name="T122">, conforme consta da procuração de 10 de maio de 2010, constante da pasta cadastral junto à CGAA.</text:span></text:p>
            <text:p text:style-name="P123"/>
          </table:table-cell>
        </table:table-row>
        <table:table-row table:style-name="TableRow124">
          <table:table-cell table:style-name="TableCell125">
            <text:p text:style-name="P126">11.6 Certificado de análise física do produto:<text:s/></text:p>
            <text:p text:style-name="P127"/>
            <text:p text:style-name="P128"><text:span text:style-name="T129">De acordo com o resultado da análise, o produto encontra-se dentro das especificações, conforme cópia<text:s/></text:span><text:soft-page-break/><text:span text:style-name="T130">autenticada do Certificado de Análise nº<text:s/></text:span><text:bookmark-start text:name="bmkCaCode"/><text:span text:style-name="T131">Studies/Physical, eco and toxicological/Code</text:span><text:bookmark-end text:name="bmkCaCode"/><text:span text:style-name="T132">, expedido pela<text:s/></text:span><text:bookmark-start text:name="bmkCaLaboratory"/><text:span text:style-name="T133">Studies/Physical, eco and toxicological/Laboratory/Name</text:span><text:bookmark-end text:name="bmkCaLaboratory"/><text:span text:style-name="T134">.</text:span></text:p>
            <text:p text:style-name="P135"/>
          </table:table-cell>
        </table:table-row>
        <text:soft-page-break/>
        <table:table-row table:style-name="TableRow136">
          <table:table-cell table:style-name="TableCell137">
            <text:p text:style-name="P138">11.7 Quando existentes informações sobre a situação do produto, registro, usos autorizados, restrições e seus motivos, relativamente ao País de origem:</text:p>
            <text:p text:style-name="P139"/>
            <text:p text:style-name="P140"><text:bookmark-start text:name="bmkSituProd"/><text:span text:style-name="T141">Product/Technical/Information/Description</text:span><text:bookmark-end text:name="bmkSituProd"/></text:p>
            <text:p text:style-name="P142"/>
          </table:table-cell>
        </table:table-row>
        <table:table-row table:style-name="TableRow143">
          <table:table-cell table:style-name="TableCell144">
            <text:p text:style-name="P145">11.8 Informações sobre a existência de restrições ou proibições a produtos à base do mesmo ingrediente ativo e seus motivos, em outros países;</text:p>
            <text:p text:style-name="P146"/>
            <text:p text:style-name="P147"><text:bookmark-start text:name="bmkRest"/><text:span text:style-name="T148">Product/Technical/Information/Description</text:span><text:bookmark-end text:name="bmkRest"/></text:p>
            <text:p text:style-name="P149"/>
          </table:table-cell>
        </table:table-row>
        <table:table-row table:style-name="TableRow150">
          <table:table-cell table:style-name="TableCell151">
            <text:p text:style-name="P152">11.9 Descrição detalhada do(s) método(s) de desativação do produto, acompanhada de laudo técnico que indique o poder de redução dos componentes, com a identificação dos resíduos remanescentes e a entidade instalada no País apta a realização do processo:</text:p>
            <text:p text:style-name="P153"/>
            <text:p text:style-name="P154"><text:span text:style-name="T155">Método de desativação:<text:s/></text:span><text:bookmark-start text:name="bmkMetoDesativacao"/><text:span text:style-name="T156">Product/Technical/Information/Description</text:span><text:bookmark-end text:name="bmkMetoDesativacao"/></text:p>
            <text:p text:style-name="P157"/>
            <text:p text:style-name="P158"><text:span text:style-name="T159">Segue anexa cópia autenticada do Laudo Técnico nº<text:s/></text:span><text:bookmark-start text:name="bmkNumeAbetre"/><text:span text:style-name="T160">Product/Technical/Information/Description</text:span><text:bookmark-end text:name="bmkNumeAbetre"/><text:span text:style-name="T161"><text:s/></text:span><text:span text:style-name="T162">da<text:s/></text:span><text:bookmark-start text:name="bmkInstAbetre"/><text:span text:style-name="T163">Product/Technical/Information/Description</text:span><text:bookmark-end text:name="bmkInstAbetre"/><text:span text:style-name="T164"><text:s/>referente à desativação do produto<text:s/></text:span><text:bookmark-start text:name="bmkProdName"/><text:span text:style-name="T165">Product/Technical/Name</text:span><text:bookmark-end text:name="bmkProdName"/><text:span text:style-name="T166">, de<text:s/></text:span><text:bookmark-start text:name="bmkDataAbetre"/><text:span text:style-name="T167">Product/Technical/Information/Description</text:span><text:bookmark-end text:name="bmkDataAbetre"/><text:span text:style-name="T168">.</text:span></text:p>
            <text:p text:style-name="P169"><text:span text:style-name="T170"><text:s/></text:span><text:span text:style-name="T171"><text:s/></text:span></text:p>
          </table:table-cell>
        </table:table-row>
        <table:table-row table:style-name="TableRow172">
          <table:table-cell table:style-name="TableCell173">
            <text:p text:style-name="P174">11.10<text:s/>Cópia do Certificado de Registro Especial Temporário – RET quando houver testes realizados no Brasil.<text:s/></text:p>
            <text:p text:style-name="P175"/>
            <text:p text:style-name="Textoindependiente2"><text:bookmark-start text:name="bkmRet"/><text:span text:style-name="T176">Segue cópia autenticada do RET nº<text:s/></text:span><text:bookmark-start text:name="bkmRetNumero"/><text:span text:style-name="T177">Sample/EUP/Certificate number</text:span><text:bookmark-end text:name="bkmRetNumero"/><text:span text:style-name="T178"><text:s/>emitido em<text:s/></text:span><text:bookmark-start text:name="bkmRetData"/><text:span text:style-name="T179">Sample/EUP/Certificate date</text:span><text:bookmark-end text:name="bkmRetData"/><text:span text:style-name="T180"><text:s/>com validade até<text:s/></text:span><text:bookmark-start text:name="bkmRetValidade"/><text:span text:style-name="T181">Sample/EUP/Certificate expiration</text:span><text:bookmark-end text:name="bkmRetValidade"/><text:span text:style-name="T182">, que suporta as pesquisas realizadas para o produto codificado como<text:s/></text:span><text:bookmark-start text:name="bkmRetProCodigo"/><text:span text:style-name="T183">Product/Technical/Code</text:span><text:bookmark-end text:name="bkmRetProCodigo"/><text:span text:style-name="T184">.</text:span></text:p>
            <text:p text:style-name="P185"/>
            <text:p text:style-name="P186"><text:bookmark-end text:name="bkmRet"/></text:p>
          </table:table-cell>
        </table:table-row>
      </table:table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fo:font-size="12pt" style:font-size-asian="12pt" style:font-size-complex="12pt" fo:language="pt" fo:country="BR" style:language-asian="pt" style:country-asian="BR"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Arial Unicode MS" style:font-name-asian="Arial Unicode MS" style:font-name-complex="Arial Unicode MS" fo:hyphenate="false"/>
    </style:style>
    <style:style style:name="Textoindependiente2" style:display-name="Texto independiente 2" style:family="paragraph" style:parent-style-name="Normal">
      <style:paragraph-properties fo:text-align="justify"/>
      <style:text-properties fo:font-weight="bold" style:font-weight-asian="bold" style:font-weight-complex="bold" fo:font-size="11pt" style:font-size-asian="11pt" style:font-size-complex="10pt" fo:hyphenate="false"/>
    </style:style>
    <style:style style:name="Textoindependiente2Car" style:display-name="Texto independiente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font-size-complex="10pt" style:language-asian="pt" style:country-asian="BR"/>
    </style:style>
    <style:style style:name="Textoindependiente3" style:display-name="Texto independiente 3" style:family="paragraph" style:parent-style-name="Normal">
      <style:paragraph-properties fo:text-align="justify"/>
      <style:text-properties fo:font-size="11pt" style:font-size-asian="11pt" style:font-size-complex="10pt" fo:hyphenate="false"/>
    </style:style>
    <style:style style:name="Textoindependiente3Car" style:display-name="Texto independiente 3 Car" style:family="text" style:parent-style-name="Fuentedepárrafopredeter.">
      <style:text-properties style:font-name="Times New Roman" style:font-name-asian="Times New Roman" style:font-name-complex="Times New Roman" style:font-size-complex="10pt" style:language-asian="pt" style:country-asian="BR"/>
    </style:style>
    <style:style style:name="Párrafodelista" style:display-name="Párrafo de lista" style:family="paragraph" style:parent-style-name="Normal">
      <style:paragraph-properties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Times New Roman" style:font-name-asian="Times New Roman" fo:font-size="12pt" style:font-size-asian="12pt" style:font-size-complex="12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Times New Roman" style:font-name-asian="Times New Roman" fo:font-size="12pt" style:font-size-asian="12pt" style:font-size-complex="12pt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asian="Times New Roman" style:font-name-complex="Tahoma" fo:font-size="8pt" style:font-size-asian="8pt" style:font-size-complex="8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use-window-font-color="true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1979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6979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3798in" fo:margin-left="1.1812in" fo:margin-bottom="0.979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86in"/>
      </style:header-style>
      <style:footer-style>
        <style:header-footer-properties style:dynamic-spacing="true" fo:min-height="0.0041in"/>
      </style:footer-style>
    </style:page-layout>
    <style:style style:name="P2" style:parent-style-name="Encabezado" style:family="paragraph">
      <style:paragraph-properties fo:text-align="end">
        <style:tab-stops>
          <style:tab-stop style:type="center" style:position="2.9527in"/>
        </style:tab-stops>
      </style:paragraph-properties>
    </style:style>
    <style:style style:name="T3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 fo:language="en" fo:country="US"/>
    </style:style>
    <style:style style:name="T4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 fo:language="en" fo:country="US"/>
    </style:style>
  </office:automatic-styles>
  <office:master-styles>
    <style:master-page style:name="MP0" style:page-layout-name="PL0">
      <style:header>
        <text:p text:style-name="P2"><text:tab/><text:span text:style-name="T3"><text:s/></text:span><text:bookmark-start text:name="bmkHeaderProd"/><text:span text:style-name="T4">Product/Technical/Name</text:span><text:bookmark-end text:name="bmkHeaderProd"/>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osco</meta:initial-creator>
    <dc:creator>Chosco</dc:creator>
    <meta:creation-date>2012-12-13T18:53:00Z</meta:creation-date>
    <dc:date>2012-12-13T18:53:00Z</dc:date>
    <meta:print-date>2010-03-22T17:26:00Z</meta:print-date>
    <meta:template xlink:href="AnexoXI.dotx" xlink:type="simple"/>
    <meta:editing-cycles>1</meta:editing-cycles>
    <meta:editing-duration>PT0S</meta:editing-duration>
    <meta:document-statistic meta:page-count="2" meta:paragraph-count="8" meta:word-count="661" meta:character-count="4291" meta:row-count="30" meta:non-whitespace-character-count="3638"/>
  </office:meta>
</office:document-meta>
</file>